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14mm"/>
    </style:style>
    <style:style style:name="co2" style:family="table-column">
      <style:table-column-properties fo:break-before="auto" style:column-width="33.44mm"/>
    </style:style>
    <style:style style:name="co3" style:family="table-column">
      <style:table-column-properties fo:break-before="auto" style:column-width="40.36mm"/>
    </style:style>
    <style:style style:name="co4" style:family="table-column">
      <style:table-column-properties fo:break-before="auto" style:column-width="177.4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Constituency </text:p>
          </table:table-cell>
          <table:table-cell office:value-type="string" calcext:value-type="string">
            <text:p>Population [10] </text:p>
          </table:table-cell>
          <table:table-cell office:value-type="string" calcext:value-type="string">
            <text:p>Seats </text:p>
          </table:table-cell>
          <table:table-cell office:value-type="string" calcext:value-type="string">
            <text:p>Boundary Areas Description[11]</text:p>
          </table:table-cell>
        </table:table-row>
        <table:table-row table:style-name="ro1">
          <table:table-cell office:value-type="string" calcext:value-type="string">
            <text:p>Carlow–Kilkenny </text:p>
          </table:table-cell>
          <table:table-cell office:value-type="float" office:value="145659" calcext:value-type="float">
            <text:p>145659</text:p>
          </table:table-cell>
          <table:table-cell office:value-type="float" office:value="5" calcext:value-type="float">
            <text:p>5</text:p>
          </table:table-cell>
          <table:table-cell office:value-type="string" calcext:value-type="string">
            <text:p>The county of Kilkenny and the county of Carlow, except the part thereof which is comprised in the constituency of Wicklow.</text:p>
          </table:table-cell>
        </table:table-row>
        <table:table-row table:style-name="ro1">
          <table:table-cell office:value-type="string" calcext:value-type="string">
            <text:p>Cavan–Monaghan </text:p>
          </table:table-cell>
          <table:table-cell office:value-type="float" office:value="120483" calcext:value-type="float">
            <text:p>120483</text:p>
          </table:table-cell>
          <table:table-cell office:value-type="float" office:value="4" calcext:value-type="float">
            <text:p>4</text:p>
          </table:table-cell>
          <table:table-cell office:value-type="string" calcext:value-type="string">
            <text:p>The county of Monaghan and the county of Cavan, except the part thereof which is comprised in the constituency of Sligo-Leitrim.</text:p>
          </table:table-cell>
        </table:table-row>
        <table:table-row table:style-name="ro1">
          <table:table-cell office:value-type="string" calcext:value-type="string">
            <text:p>Clare </text:p>
          </table:table-cell>
          <table:table-cell office:value-type="float" office:value="111336" calcext:value-type="float">
            <text:p>111336</text:p>
          </table:table-cell>
          <table:table-cell office:value-type="float" office:value="4" calcext:value-type="float">
            <text:p>4</text:p>
          </table:table-cell>
          <table:table-cell office:value-type="string" calcext:value-type="string">
            <text:p>The county of Clare, except the part thereof which is comprised in the constituency of Limerick City.</text:p>
          </table:table-cell>
        </table:table-row>
        <table:table-row table:style-name="ro1">
          <table:table-cell office:value-type="string" calcext:value-type="string">
            <text:p>Cork East </text:p>
          </table:table-cell>
          <table:table-cell office:value-type="float" office:value="114365" calcext:value-type="float">
            <text:p>114365</text:p>
          </table:table-cell>
          <table:table-cell office:value-type="float" office:value="4" calcext:value-type="float">
            <text:p>4</text:p>
          </table:table-cell>
          <table:table-cell office:value-type="string" calcext:value-type="string">
            <text:p>In the county of Cork the electoral divisions of: Cobh Rural, Knockraha, in the former Rural District of Cork; Aghern, Ballyhooly, Ballynoe, Castlecooke, Castle Hyde, Castlelyons, Castletownroche, Coole, Curraglass, Fermoy Rural, Glanworth East, Glanworth West, Gortnaskehy, Gortroe, Kilcor, Kilcummer, Killathy, Kilworth, Knockmourne, Leitrim, Rathcormack, in the former Rural District of Fermoy; Ballyclogh, Buttevant, Caherduggan, Carrig, Clenor, Doneraile, Kilmaclenine, Mallow Rural, Monanimy, Shanballymore, Skahanagh, Wallstown, in the former Rural District of Mallow; Ballintemple, Ballycotton, Ballyspillane, Carrigtohill, Castlemartyr, Clonmult, Cloyne, Corkbeg, Dangan, Dungourney, Garryvoe, Ightermurragh, Inch, Lisgoold, Midleton Rural, Mogeely, Rostellan, Templebodan, Templenacarriga, in the former Rural District of Midleton; Ballyarthur, Derryvillane, Farahy, Kildorrery, Kilgullane, Kilphelan, Marshalstown, Mitchelstown, Templemolaga, in the former Rural District of Mitchelstown No. 1; Ardagh, Clonpriest, Kilcronat, Killeagh, Kilmacdonagh, Youghal Rural, in the former Rural District of Youghal No. 1; and the towns of Cobh, Fermoy, Mallow, Midleton and Youghal.</text:p>
          </table:table-cell>
        </table:table-row>
        <table:table-row table:style-name="ro1">
          <table:table-cell office:value-type="string" calcext:value-type="string">
            <text:p>Cork North–Central </text:p>
          </table:table-cell>
          <table:table-cell office:value-type="float" office:value="117170" calcext:value-type="float">
            <text:p>117170</text:p>
          </table:table-cell>
          <table:table-cell office:value-type="float" office:value="4" calcext:value-type="float">
            <text:p>4</text:p>
          </table:table-cell>
          <table:table-cell office:value-type="string" calcext:value-type="string">
            <text:p>In the city of Cork the electoral divisions of:Bishopstown A, Bishopstown B, Bishopstown C, Blackpool A, Blackpool B, Centre A, Centre B, Churchfield, Commons, Fair Hill A, Fair Hill B, Fair Hill C, Farranferris A, Farranferris B, Farranferris C, Gillabbey A, Gillabbey B, Gillabbey C, Glasheen A, Glasheen B, Gurranebraher A, Gurranebraher B, Gurranebraher C, Gurranebraher D, Gurranebraher E, Knocknaheeny, Mardyke, Mayfield, Montenotte A, Montenotte B, St. Patrick's A, St. Patrick's B, St. Patrick's C, Shanakiel, Shandon A, Shandon B, Sunday's Well A, Sunday's Well B, The Glen A, The Glen B, Tivoli A, Tivoli B; and, in the county of Cork, the electoral divisions of:Ballynaglogh, Blackpool, Blarney, Caherlag, Carrignavar, Carrigrohane Beg, Dripsey, Firmount, Glenville, Greenfort, Killeagh, Knockantota, Matehy, Rathcooney, Riverstown, St. Mary's, Whitechurch, and the townland of Inchigaggin in the electoral division of Bishopstown (part), in the former Rural District of Cork; Carrig, Kildinan, Watergrasshill, in the former Rural District of Fermoy; Gowlane, in the former Rural District of Macroom; Ballynamona, Rahan, in the former Rural District of Mallow.</text:p>
          </table:table-cell>
        </table:table-row>
        <table:table-row table:style-name="ro1">
          <table:table-cell office:value-type="string" calcext:value-type="string">
            <text:p>Cork North–West </text:p>
          </table:table-cell>
          <table:table-cell office:value-type="float" office:value="86593" calcext:value-type="float">
            <text:p>86593</text:p>
          </table:table-cell>
          <table:table-cell office:value-type="float" office:value="3" calcext:value-type="float">
            <text:p>3</text:p>
          </table:table-cell>
          <table:table-cell office:value-type="string" calcext:value-type="string">
            <text:p>In the county of Cork the electoral divisions of: Ballygroman, Ballymurphy, Bengour, Brinny, Kilbonane, Knockavilly, Moviddy, Murragh, Teadies, Templemartin, in the former Rural District of Bandon; Ballincollig, Ovens, in the former Rural District of Cork; Aultagh, Bealock, Béal Átha an Ghaorthaidh, Carrigboy, Castletown, Coolmountain, Garrown, Kinneigh, Manch, Teerelton, in the former Rural District of Dunmanway; Allow, Ballyhoolahan, Banteer, Barleyhill, Barnacurra, Bawncross, Boherboy, Castlecor, Castlemagner, Clonfert East, Clonfert West, Clonmeen, Coolclogh, Dromina, Glenlara, Gortmore, Greenane, Kanturk, Kilbrin, Kilmeen, Knockatooan, Knocktemple, Meens, Milford, Nad, Newmarket, Newtown, Roskeen, Rosnalee, Rowls, Tincoora, Tullylease, Williamstown, in the former Rural District of Kanturk; Aghinagh, An Sliabh Riabhach, Aglish, Béal Átha an Ghaorthaidh, Cannaway, Ceann Droma, Cill na Martra, Claonráth, Clondrohid, Clonmoyle, Doire Fhínín, Gort na Tiobratan, Greenville, Inchigeelagh, Kilberrihert, Kilcullen, Macloneigh, Magourney, Mashanaglass, Mountrivers, Na hUláin, Rahalisk, Warrenscourt, in the former Rural District of Macroom; Ardskeagh, Churchtown, Dromore, Imphrick, Kilshannig, Liscarroll, Milltown, Rathluirc, Springfort, Streamhill, Templemary, in the former Rural District of Mallow; Caherbarnagh, Coomlogane, Crinnaloo, Cullen, Derragh, Doonasleen, Drishane, Keale, Kilcorney, Knocknagree, Rathcool, Skagh, in the former Rural District of Millstreet; and the town of Macroom.</text:p>
          </table:table-cell>
        </table:table-row>
        <table:table-row table:style-name="ro1">
          <table:table-cell office:value-type="string" calcext:value-type="string">
            <text:p>Cork South–Central </text:p>
          </table:table-cell>
          <table:table-cell office:value-type="float" office:value="117952" calcext:value-type="float">
            <text:p>117952</text:p>
          </table:table-cell>
          <table:table-cell office:value-type="float" office:value="4" calcext:value-type="float">
            <text:p>4</text:p>
          </table:table-cell>
          <table:table-cell office:value-type="string" calcext:value-type="string">
            <text:p>The city of Cork, except the part thereof which is comprised in the constituency of Cork North–Central; and, in the county of Cork, the electoral divisions of: Ballygarvan, Carrigaline, Douglas, Iniskenny, Lehenagh, Monkstown Rural, Monkstown Urban, and the townland of Ballinaspig More in the electoral division of Bishopstown (part) in the former Rural District of Cork; Carrigaline, Kilpatrick, Liscleary, Templebreedy, in the former Rural District of Kinsale.</text:p>
          </table:table-cell>
        </table:table-row>
        <table:table-row table:style-name="ro1">
          <table:table-cell office:value-type="string" calcext:value-type="string">
            <text:p>Cork South–West </text:p>
          </table:table-cell>
          <table:table-cell office:value-type="float" office:value="82952" calcext:value-type="float">
            <text:p>82952</text:p>
          </table:table-cell>
          <table:table-cell office:value-type="float" office:value="3" calcext:value-type="float">
            <text:p>3</text:p>
          </table:table-cell>
          <table:table-cell office:value-type="string" calcext:value-type="string">
            <text:p>The county of Cork, except the parts thereof which are comprised in the constituencies of Cork East, Cork North-Central, Cork North-West, and Cork South Central.</text:p>
          </table:table-cell>
        </table:table-row>
        <table:table-row table:style-name="ro1">
          <table:table-cell office:value-type="string" calcext:value-type="string">
            <text:p>Donegal </text:p>
          </table:table-cell>
          <table:table-cell office:value-type="float" office:value="152358" calcext:value-type="float">
            <text:p>152358</text:p>
          </table:table-cell>
          <table:table-cell office:value-type="float" office:value="5" calcext:value-type="float">
            <text:p>5</text:p>
          </table:table-cell>
          <table:table-cell office:value-type="string" calcext:value-type="string">
            <text:p>The county of Donegal, except the part thereof which is comprised in the constituency of Sligo–Leitrim.</text:p>
          </table:table-cell>
        </table:table-row>
        <table:table-row table:style-name="ro1">
          <table:table-cell office:value-type="string" calcext:value-type="string">
            <text:p>Dublin Bay North </text:p>
          </table:table-cell>
          <table:table-cell office:value-type="float" office:value="146512" calcext:value-type="float">
            <text:p>146512</text:p>
          </table:table-cell>
          <table:table-cell office:value-type="float" office:value="5" calcext:value-type="float">
            <text:p>5</text:p>
          </table:table-cell>
          <table:table-cell office:value-type="string" calcext:value-type="string">
            <text:p>In the city of Dublin electoral divisions of:Ayrfield, Beaumont B, Beaumont C, Beaumont D, Beaumont E, Beaumont F, Clontarf East A, Clontarf East B, Clontarf East C, Clontarf East D, Clontarf East E, Clontarf West A, Clontarf West B, Clontarf West C, Clontarf West D, Clontarf West E, Drumcondra South A, Edenmore, Grace Park, Grange A, Grange B, Grange C, Grange D, Grange E, Harmonstown A, Harmonstown B, Kilmore A, Kilmore B, Kilmore C, Kilmore D, Priorswood A, Priorswood B, Priorswood C, Priorswood D, Priorswood E, Raheny-Foxfield, Raheny-Greendale, Raheny-St. Assam; and, in the county of Fingal, the electoral divisions of: Baldoyle, Howth, Sutton.</text:p>
          </table:table-cell>
        </table:table-row>
        <table:table-row table:style-name="ro1">
          <table:table-cell office:value-type="string" calcext:value-type="string">
            <text:p>Dublin Bay South </text:p>
          </table:table-cell>
          <table:table-cell office:value-type="float" office:value="116396" calcext:value-type="float">
            <text:p>116396</text:p>
          </table:table-cell>
          <table:table-cell office:value-type="float" office:value="4" calcext:value-type="float">
            <text:p>4</text:p>
          </table:table-cell>
          <table:table-cell office:value-type="string" calcext:value-type="string">
            <text:p>In the city of Dublin the electoral divisions of: Kimmage C, Mansion House A, Mansion House B, Pembroke East A, Pembroke East B, Pembroke East C, Pembroke East D, Pembroke East E, Pembroke West A, Pembroke West B, Pembroke West C, Rathfarnham, Rathmines East A, Rathmines East B, Rathmines East C, Rathmines East D, Rathmines West A, Rathmines West B, Rathmines West C, Rathmines West D, Rathmines West E, Rathmines West F, Royal Exchange A, Royal Exchange B, St. Kevin’s, South Dock, Terenure A, Terenure B, Terenure C, Terenure D, Wood Quay A, Wood Quay B.</text:p>
          </table:table-cell>
        </table:table-row>
        <table:table-row table:style-name="ro1">
          <table:table-cell office:value-type="string" calcext:value-type="string">
            <text:p>Dublin Central </text:p>
          </table:table-cell>
          <table:table-cell office:value-type="float" office:value="89030" calcext:value-type="float">
            <text:p>89030</text:p>
          </table:table-cell>
          <table:table-cell office:value-type="float" office:value="3" calcext:value-type="float">
            <text:p>3</text:p>
          </table:table-cell>
          <table:table-cell office:value-type="string" calcext:value-type="string">
            <text:p>In the city of Dublin the electoral divisions of: Arran Quay A, Arran Quay B, Arran Quay C, Arran Quay D, Arran Quay E, Ballybough A, Ballybough B, Cabra East A, Cabra East B, Cabra East C, Cabra West A, Cabra West B, Cabra West C, Cabra West D, Drumcondra South B, Inns Quay A, Inns Quay B, Inns Quay C, Mountjoy A, Mountjoy B, North City, North Dock A, North Dock B, North Dock C, Rotunda A, Rotunda B.</text:p>
          </table:table-cell>
        </table:table-row>
        <table:table-row table:style-name="ro1">
          <table:table-cell office:value-type="string" calcext:value-type="string">
            <text:p>Dublin Fingal </text:p>
          </table:table-cell>
          <table:table-cell office:value-type="float" office:value="141162" calcext:value-type="float">
            <text:p>141162</text:p>
          </table:table-cell>
          <table:table-cell office:value-type="float" office:value="5" calcext:value-type="float">
            <text:p>5</text:p>
          </table:table-cell>
          <table:table-cell office:value-type="string" calcext:value-type="string">
            <text:p>In the county of Fingal the electoral divisions of: Balbriggan Rural, Balbriggan Urban, Ballyboghil, Balgriffin, Balscadden, Clonmethan, Donabate, Garristown, Hollywood, Holmpatrick, Kilsallaghan, Kinsaley, Lusk, Malahide East, Malahide West, Portmarnock North, Portmarnock South, Rush, Skerries, Swords-Forrest, Swords-Glasmore, Swords-Lissenhall, Swords-Seatown, Swords Village; and those parts of the electoral divisions of Airport, Dubber and Turnapin situated north of a line drawn along the Northern Cross Route (M50), passing in a clockwise direction around and excluding roundabout No. 3 at the junction of the Northern Cross Route (M50) with the M1 motorway.</text:p>
          </table:table-cell>
        </table:table-row>
        <table:table-row table:style-name="ro1">
          <table:table-cell office:value-type="string" calcext:value-type="string">
            <text:p>Dublin Mid–West </text:p>
          </table:table-cell>
          <table:table-cell office:value-type="float" office:value="110427" calcext:value-type="float">
            <text:p>110427</text:p>
          </table:table-cell>
          <table:table-cell office:value-type="float" office:value="4" calcext:value-type="float">
            <text:p>4</text:p>
          </table:table-cell>
          <table:table-cell office:value-type="string" calcext:value-type="string">
            <text:p>In the county of South Dublin the electoral divisions of: Clondalkin-Cappaghmore, Clondalkin-Dunawley, Clondalkin-Moorfield, Clondalkin-Rowlagh, Clondalkin Village, Lucan-Esker, Lucan Heights, Lucan-St. Helens, Newcastle, Palmerston Village, Palmerston West, Rathcoole, Saggart; and that part of the electoral division of Clondalkin-Monastery situated west of a line drawn along the M50 Western Parkway.</text:p>
          </table:table-cell>
        </table:table-row>
        <table:table-row table:style-name="ro1">
          <table:table-cell office:value-type="string" calcext:value-type="string">
            <text:p>Dublin North–West </text:p>
          </table:table-cell>
          <table:table-cell office:value-type="float" office:value="90534" calcext:value-type="float">
            <text:p>90534</text:p>
          </table:table-cell>
          <table:table-cell office:value-type="float" office:value="3" calcext:value-type="float">
            <text:p>3</text:p>
          </table:table-cell>
          <table:table-cell office:value-type="string" calcext:value-type="string">
            <text:p>In the city of Dublin the electoral divisions of: Ballygall A, Ballygall B, Ballygall C, Ballygall D, Ballymun A, Ballymun B, Ballymun C, Ballymun D, Ballymun E, Ballymun F, Beaumont A, Botanic A, Botanic B, Botanic C, Drumcondra South C, Finglas North A, Finglas North B, Finglas North C, Finglas South A, Finglas South B, Finglas South C, Finglas South D, Whitehall A, Whitehall B, Whitehall C, Whitehall D; and, in the county of Fingal, those parts of the electoral divisions of Airport, Blanchardstown-Abbotstown, Dubber, The Ward and Turnapin situated south of a line drawn along the Northern Cross Route (M50), passing in a clockwise direction around and including roundabout No. 3 at the junction of the Northern Cross Route (M50) with the M1 Motorway.</text:p>
          </table:table-cell>
        </table:table-row>
        <table:table-row table:style-name="ro1">
          <table:table-cell office:value-type="string" calcext:value-type="string">
            <text:p>Dublin Rathdown </text:p>
          </table:table-cell>
          <table:table-cell office:value-type="float" office:value="87470" calcext:value-type="float">
            <text:p>87470</text:p>
          </table:table-cell>
          <table:table-cell office:value-type="float" office:value="3" calcext:value-type="float">
            <text:p>3</text:p>
          </table:table-cell>
          <table:table-cell office:value-type="string" calcext:value-type="string">
            <text:p>In the county of Dún Laoghaire-Rathdown the electoral divisions of:Ballinteer-Broadford, Ballinteer-Ludford, Ballinteer-Marley, Ballinteer-Meadowbroads, Ballinteer-Meadowmount, Ballinteer-Woodpark, Churchtown-Castle, Churchtown-Landscape, Churchtown-Nutgrove, Churchtown-Orwell, Churchtown-Woodlawn, Clonskeagh-Belfield, Clonskeagh-Farranboley, Clonskeagh-Milltown, Clonskeagh-Roebuck, Clonskeagh-Windy Arbour, Dundrum-Balally, Dundrum-Kilmacud, Dundrum-Sandyford, Dundrum-Sweetmount, Dundrum-Taney, Glencullen, Stillorgan-Deerpark, Stillorgan-Kilmacud, Stillorgan-Merville, Stillorgan-Mount Merrion, Tibradden.</text:p>
          </table:table-cell>
        </table:table-row>
        <table:table-row table:style-name="ro1">
          <table:table-cell office:value-type="string" calcext:value-type="string">
            <text:p>Dublin South–Central </text:p>
          </table:table-cell>
          <table:table-cell office:value-type="float" office:value="114660" calcext:value-type="float">
            <text:p>114660</text:p>
          </table:table-cell>
          <table:table-cell office:value-type="float" office:value="4" calcext:value-type="float">
            <text:p>4</text:p>
          </table:table-cell>
          <table:table-cell office:value-type="string" calcext:value-type="string">
            <text:p>In the city of Dublin the electoral divisions of:Carna, Chapelizod, Cherry-Orchard A, Cherry-Orchard C, Crumlin A, Crumlin B, Crumlin C, Crumlin D, Crumlin E, Crumlin F, Decies, Drumfinn, Inchicore A, Inchicore B, Kilmainham A, Kilmainham B, Kilmainham C, Kimmage A, Kimmage B, Kimmage D, Kimmage E, Kylemore, Merchants Quay A, Merchants Quay B, Merchants Quay C, Merchants Quay D, Merchants Quay E, Merchants Quay F, Ushers A, Ushers B, Ushers C, Ushers D, Ushers E, Ushers F, Walkinstown A, Walkinstown B, Walkinstown C; and that part of the electoral division of Phoenix Park situated south of a line drawn along Chapelizod Road, Conyngham Road and Parkgate Street; and, in the county of South Dublin, the electoral divisions of: Templeogue-Kimmage Manor, Terenure-Cherryfield, Terenure-Greentrees; and those parts of the electoral divisions of Clondalkin-Ballymount, Clondalkin-Monastery and Tallaght-Kilnamanagh situated east of a line drawn along the M50 Western Parkway.</text:p>
          </table:table-cell>
        </table:table-row>
        <table:table-row table:style-name="ro1">
          <table:table-cell office:value-type="string" calcext:value-type="string">
            <text:p>Dublin South–West </text:p>
          </table:table-cell>
          <table:table-cell office:value-type="float" office:value="144908" calcext:value-type="float">
            <text:p>144908</text:p>
          </table:table-cell>
          <table:table-cell office:value-type="float" office:value="5" calcext:value-type="float">
            <text:p>5</text:p>
          </table:table-cell>
          <table:table-cell office:value-type="string" calcext:value-type="string">
            <text:p>In the county of South Dublin the electoral divisions of:Ballinascorney, Ballyboden, Bohernabreena, Edmondstown, Firhouse-Ballycullen, Firhouse-Knocklyon, Firhouse Village, Rathfarnham-Ballyroan, Rathfarnham-Butterfield, Rathfarnham-Hermitage, Rathfarnham-St. Enda’s, Rathfarnham Village, Tallaght-Avonbeg, Tallaght-Belgard, Tallaght-Fettercairn, Tallaght-Glenview, Tallaght-Jobstown, Tallaght-Killinardan, Tallaght-Kiltipper, Tallaght-Kingswood, Tallaght-Millbrook, Tallaght-Oldbawn, Tallaght-Springfield, Tallaght-Tymon, Templeogue-Cypress, Templeogue-Limekiln, Templeogue-Orwell, Templeogue-Osprey, Templeogue Village, Terenure-St. James; and those parts of the electoral divisions of Clondalkin-Ballymount and Tallaght-Kilnamanagh situated west of a line drawn along the M50 Western Parkway.</text:p>
          </table:table-cell>
        </table:table-row>
        <table:table-row table:style-name="ro1">
          <table:table-cell office:value-type="string" calcext:value-type="string">
            <text:p>Dublin West </text:p>
          </table:table-cell>
          <table:table-cell office:value-type="float" office:value="113179" calcext:value-type="float">
            <text:p>113179</text:p>
          </table:table-cell>
          <table:table-cell office:value-type="float" office:value="4" calcext:value-type="float">
            <text:p>4</text:p>
          </table:table-cell>
          <table:table-cell office:value-type="string" calcext:value-type="string">
            <text:p>In the county of Fingal the electoral divisions of:Blanchardstown-Blakestown, Blanchardstown-Coolmine, Blanchardstown-Corduff, Blanchardstown-Delwood, Blanchardstown-Mulhuddart, Blanchardstown-Roselawn, Blanchardstown-Tyrrelstown, Castleknock-Knockmaroon, Castleknock-Park, Lucan North; and those parts of the electoral divisions of Blanchardstown-Abbotstown, and The Ward situated north of a line drawn along the Northern Cross Route (M50); and, in the city of Dublin, the electoral divisions of: Ashtown A, Ashtown B; and that part of the electoral division of Phoenix Park situated north of a line drawn along Chapelizod Road, Conyngham Road and Parkgate Street.</text:p>
          </table:table-cell>
        </table:table-row>
        <table:table-row table:style-name="ro1">
          <table:table-cell office:value-type="string" calcext:value-type="string">
            <text:p>Dún Laoghaire </text:p>
          </table:table-cell>
          <table:table-cell office:value-type="float" office:value="118791" calcext:value-type="float">
            <text:p>118791</text:p>
          </table:table-cell>
          <table:table-cell office:value-type="float" office:value="4" calcext:value-type="float">
            <text:p>4</text:p>
          </table:table-cell>
          <table:table-cell office:value-type="string" calcext:value-type="string">
            <text:p>In the county of Dún Laoghaire-Rathdown the electoral divisions of: Ballybrack, Blackrock-Booterstown, Blackrock-Carysfort, Blackrock-Central, Blackrock-Glenomena, Blackrock-Monkstown, Blackrock-Newpark, Blackrock-Seapoint, Blackrock-Stradbrook, Blackrock-Templehill, Blackrock-Williamstown, Cabinteely-Granitefield, Cabinteely-Kilbogget, Cabinteely-Loughlinstown, Cabinteely-Pottery, Dalkey-Avondale, Dalkey-Bullock, Dalkey-Coliemore, Dalkey Hill, Dalkey Upper, Dún Laoghaire-East Central, Dún Laoghaire-Glasthule, Dún Laoghaire-Glenageary, Dún Laoghaire-Monkstown Farm, Dún Laoghaire-Mount Town, Dún Laoghaire-Sallynoggin East, Dún Laoghaire-Sallynoggin South, Dún Laoghaire-Sallynoggin West, Dún Laoghaire-Salthill, Dún Laoghaire-Sandycove, Dún Laoghaire-West Central, Foxrock-Beechpark, Foxrock-Carrickmines, Foxrock-Deansgrange, Foxrock-Torquay, Killiney North, Killiney South, Shankill-Rathmichael, Shankill-Rathsallagh, Shankill-Shanganagh, Stillorgan-Leopardstown, Stillorgan-Priory.</text:p>
          </table:table-cell>
        </table:table-row>
        <table:table-row table:style-name="ro1">
          <table:table-cell office:value-type="string" calcext:value-type="string">
            <text:p>Galway East </text:p>
          </table:table-cell>
          <table:table-cell office:value-type="float" office:value="89564" calcext:value-type="float">
            <text:p>89564</text:p>
          </table:table-cell>
          <table:table-cell office:value-type="float" office:value="3" calcext:value-type="float">
            <text:p>3</text:p>
          </table:table-cell>
          <table:table-cell office:value-type="string" calcext:value-type="string">
            <text:p>In the county of Galway the electoral divisions of: Abbeygormacan, Aughrim, Ballymacward, Clonfert, Kilconnell, Killaan, Killallaghtan, Killoran, Kilmacshane, Kiltormer, Laurencetown, Oatfield, in the former Rural District of Ballinasloe No. 1; Scregg, in the former Rural District of Glennamaddy; Ardamullivan, Ardrahan, Ballycahalan, Beagh, Cahermore, Cappard, Castletaylor, Doorus, Drumacoo, Gort, Kilbeacanty, Killeely, Killeenavarra, Killinny, Kiltartan, Kilthomas, Kinvarra, Rahasane, Skehanagh, in the former Rural District of Gort; Aille, Athenry, Ballynagar, Bracklagh, Bullaun, Cappalusk, Castleboy, Cloonkeen, Colmanstown, Craughwell, Derrylaur, Drumkeary, Graigabbey, Grange, Greethill, Kilchreest, Kilconickny, Kilconierin, Killimor, Killogilleen, Kilmeen, Kilreekill, Kilteskill, Kiltullagh, Lackalea, Leitrim, Loughatorick, Loughrea Rural, Loughrea Urban, Marblehill, Mountain, Movode, Raford, Tiaquin, Woodford, in the formerRural District of Loughrea; Annagh, Cooloo, Derryglassaun, Mount Bellew, Mounthazel, in the former Rural District of Mount Bellew; Abbeyville, Ballyglass, Coos, Derrew, Drummin, Eyrecourt, Killimor, Kilmalinoge, Kilquain, Meelick, Moat, Pallas, Portumna, Tiranascragh, Tynagh, in the former Rural District of Portumna; Abbey East, Abbey West, Addergoole, Annaghdown, Ballinderry, Ballinduff, Ballynapark, Beaghmore, Belclare, Carrownagur, Carrowrevagh, Claretuam, Clonbern, Cloonkeen, Cummer, Donaghpatrick, Doonbally, Dunmore South, Foxhall, Headford, Hillsbrook, Kilbennan, Kilcoona, Killeany, Killeen, Killererin, Killower, Killursa, Kilmoylan, Kilshanvy, Levally, Milltown, Monivea, Moyne, Ryehill, Tuam Rural, Tuam Urban, in the former Rural District of Tuam.</text:p>
          </table:table-cell>
        </table:table-row>
        <table:table-row table:style-name="ro1">
          <table:table-cell office:value-type="string" calcext:value-type="string">
            <text:p>Galway West </text:p>
          </table:table-cell>
          <table:table-cell office:value-type="float" office:value="150874" calcext:value-type="float">
            <text:p>150874</text:p>
          </table:table-cell>
          <table:table-cell office:value-type="float" office:value="5" calcext:value-type="float">
            <text:p>5</text:p>
          </table:table-cell>
          <table:table-cell office:value-type="string" calcext:value-type="string">
            <text:p>The city of Galway; and, in the county of Galway, the electoral divisions of: Abhainn Ghabhla, An Cnoc Buí, An Uillinn, Ballynakill, Binn an Choire, Bunowen, Cleggan, Clifden, Cloch na Rón, Cushkillary, Derrycunlagh, Derrylea, Doonloughan, Errislannan, Inishbofin, Maíros, Rinvyle, Scainimh, Sillerna, in the former Rural District of Clifden; An Carn Mór, An Spidéal, Árainn, Aughrim, Baile Chláir, Baile an Teampaill, Ballynacourty, Bearna, Belleville, Ceathrú an Bhrúnaigh, Cill Aithnín, Clarinbridge, Deerpark, Eanach Dhúin, Galway Rural (part), Kilcummin, Leacach Beag, Liscananaun, Lisín an Bhealaigh, Maigh Cuilinn, Na Forbacha, Oranmore, Sailearna, Sliabh an Aonaigh, Stradbally, Tulaigh Mhic Aodháin, in the former Rural District of Galway; An Chorr, An Crompán, An Fhairche, An Ros, An Turlach, Camas, Cill Chuimín, Conga, Garmna, Leitir Breacáin, Leitir Móir, Letterfore, Oughterard, Wormhole, in the former Rural District of Oughterard; and, in the county of Mayo, the electoral divisions of: Ballinrobe, Cong, Dalgan, Houndswood, Kilcommon, Kilmaine, Neale, Shrule, in the former Rural District of Ballinrobe; Garrymore in the former Rural District of Claremorris.</text:p>
          </table:table-cell>
        </table:table-row>
        <table:table-row table:style-name="ro1">
          <table:table-cell office:value-type="string" calcext:value-type="string">
            <text:p>Kerry </text:p>
          </table:table-cell>
          <table:table-cell office:value-type="float" office:value="145502" calcext:value-type="float">
            <text:p>145502</text:p>
          </table:table-cell>
          <table:table-cell office:value-type="float" office:value="5" calcext:value-type="float">
            <text:p>5</text:p>
          </table:table-cell>
          <table:table-cell office:value-type="string" calcext:value-type="string">
            <text:p>The county of Kerry.</text:p>
          </table:table-cell>
        </table:table-row>
        <table:table-row table:style-name="ro1">
          <table:table-cell office:value-type="string" calcext:value-type="string">
            <text:p>Kildare North </text:p>
          </table:table-cell>
          <table:table-cell office:value-type="float" office:value="115350" calcext:value-type="float">
            <text:p>115350</text:p>
          </table:table-cell>
          <table:table-cell office:value-type="float" office:value="4" calcext:value-type="float">
            <text:p>4</text:p>
          </table:table-cell>
          <table:table-cell office:value-type="string" calcext:value-type="string">
            <text:p>In the county of Kildare the electoral divisions of: Balraheen, Celbridge, Cloncurry, Donadea, Donaghcumper, Kilcock, Leixlip, Maynooth, Straffan, in the former Rural District of Celbridge No. 1; Ballynadrumny, Cadamstown, Carbury, Carrick, Drehid, Dunfierth, Kilrainy, in the former Rural District of Edenderry No. 2; Bodenstown, Clane, Downings, Kill, Kilteel, Naas Rural, Newtown, Oughterard, Rathmore, Timahoe North, in the former Rural District of Naas No. 1; and the town of Naas.</text:p>
          </table:table-cell>
        </table:table-row>
        <table:table-row table:style-name="ro1">
          <table:table-cell office:value-type="string" calcext:value-type="string">
            <text:p>Kildare South </text:p>
          </table:table-cell>
          <table:table-cell office:value-type="float" office:value="115350" calcext:value-type="float">
            <text:p>115350</text:p>
          </table:table-cell>
          <table:table-cell office:value-type="float" office:value="3" calcext:value-type="float">
            <text:p>3</text:p>
          </table:table-cell>
          <table:table-cell office:value-type="string" calcext:value-type="string">
            <text:p>The county of Kildare, except the part thereof which is comprised in the constituency of Kildare North and the part thereof which is comprised in the constituency of Laois.</text:p>
          </table:table-cell>
        </table:table-row>
        <table:table-row table:style-name="ro1">
          <table:table-cell office:value-type="string" calcext:value-type="string">
            <text:p>Laois </text:p>
          </table:table-cell>
          <table:table-cell office:value-type="float" office:value="87745" calcext:value-type="float">
            <text:p>87745</text:p>
          </table:table-cell>
          <table:table-cell office:value-type="float" office:value="3" calcext:value-type="float">
            <text:p>3</text:p>
          </table:table-cell>
          <table:table-cell office:value-type="string" calcext:value-type="string">
            <text:p>The county of Laois; and in the county of Kildare the electoral divisions of: Ballybrackan, Churchtown, Harristown,Kilberry, Kildangan, Monasterevin, in the former Rural District of Athy No. 1.</text:p>
          </table:table-cell>
        </table:table-row>
        <table:table-row table:style-name="ro1">
          <table:table-cell office:value-type="string" calcext:value-type="string">
            <text:p>Limerick City </text:p>
          </table:table-cell>
          <table:table-cell office:value-type="float" office:value="113835" calcext:value-type="float">
            <text:p>113835</text:p>
          </table:table-cell>
          <table:table-cell office:value-type="float" office:value="4" calcext:value-type="float">
            <text:p>4</text:p>
          </table:table-cell>
          <table:table-cell office:value-type="string" calcext:value-type="string">
            <text:p>The city of Limerick; and, in the county of Limerick, the electoral divisions of: Abington, Ballybricken, Ballycummin, Ballysimon, Ballyvarra, Caherconlish East, Caherconlish West, Castleconnell, Cappamore, Clonkeen, Doon West, Glenstal, Limerick South Rural, Roxborough, in the former Rural District of Limerick No. 1; Bilboa, in the former Rural District of Tipperary No. 2; and, in the county of Clare, the electoral division of: Ballyglass in the former Rural District of Meelick.</text:p>
          </table:table-cell>
        </table:table-row>
        <table:table-row table:style-name="ro1">
          <table:table-cell office:value-type="string" calcext:value-type="string">
            <text:p>Limerick County </text:p>
          </table:table-cell>
          <table:table-cell office:value-type="float" office:value="83834" calcext:value-type="float">
            <text:p>83834</text:p>
          </table:table-cell>
          <table:table-cell office:value-type="float" office:value="3" calcext:value-type="float">
            <text:p>3</text:p>
          </table:table-cell>
          <table:table-cell office:value-type="string" calcext:value-type="string">
            <text:p>The county of Limerick, except the parts thereof which are comprised in the constituency of Limerick City.</text:p>
          </table:table-cell>
        </table:table-row>
        <table:table-row table:style-name="ro1">
          <table:table-cell office:value-type="string" calcext:value-type="string">
            <text:p>Longford–Westmeath </text:p>
          </table:table-cell>
          <table:table-cell office:value-type="float" office:value="116802" calcext:value-type="float">
            <text:p>116802</text:p>
          </table:table-cell>
          <table:table-cell office:value-type="float" office:value="4" calcext:value-type="float">
            <text:p>4</text:p>
          </table:table-cell>
          <table:table-cell office:value-type="string" calcext:value-type="string">
            <text:p>The county of Longford; and, in the county of Westmeath, the electoral divisions of: Athlone East Rural, Auburn, Ballybroder, Bellanalack, Carn, Castledaly, Glassan, Kilcumreragh, Killinure, Moate, Mount Temple, Moydrum, Muckanagh, Tubbrit, Umma, in the former Rural District of Athlone No. 1; Ardnagragh, Ballymore, Doonis, Drumraney, Noughaval, Piercetown, Templepatrick, Winetown, in the former Rural District of Ballymore; Boherquill, Coole, Coolure, Finnea, Glore, Knockarrow, Rathowen, Street, in the former Rural District of Coole; Ardnaglew, Ballinalack, Ballykilmore, Ballymorin, Ballynagore, Belvidere, Carrick, Castle, Castlelost, Castletown, Churchtown, Cloghan, Clonfad, Clonlost, Derrymore, Dysart, Emper, Enniscoffey, Gaybrook, Glenlough, Greenpark, Griffinstown, Heathstown, Hopestown, Huntingdon, Jamestown, Kilbeggan, Kilbixy, Killare, Killucan, Kinnegad, Knockdrin, Lackan, Lauree, Middleton, Milltown, Mullingar Rural, Mullingar North Urban, Mullingar South Urban, Multyfarnham, Newtown, Owel, Portloman, Raharney, Rahugh, Rathconrath, Russellstown, Skeagh, Sonna, Stonehall, Streamstown, Taghmon, Tullaghan, Woodland, in the former Rural District of Mullingar; and the town of Athlone.</text:p>
          </table:table-cell>
        </table:table-row>
        <table:table-row table:style-name="ro1">
          <table:table-cell office:value-type="string" calcext:value-type="string">
            <text:p>Louth </text:p>
          </table:table-cell>
          <table:table-cell office:value-type="float" office:value="143272" calcext:value-type="float">
            <text:p>143272</text:p>
          </table:table-cell>
          <table:table-cell office:value-type="float" office:value="5" calcext:value-type="float">
            <text:p>5</text:p>
          </table:table-cell>
          <table:table-cell office:value-type="string" calcext:value-type="string">
            <text:p>The county of Louth; and, in the county of Meath, the electoral divisions of: Julianstown, St. Mary’s (part), in the former Rural District of Meath.</text:p>
          </table:table-cell>
        </table:table-row>
        <table:table-row table:style-name="ro1">
          <table:table-cell office:value-type="string" calcext:value-type="string">
            <text:p>Mayo </text:p>
          </table:table-cell>
          <table:table-cell office:value-type="float" office:value="120332" calcext:value-type="float">
            <text:p>120332</text:p>
          </table:table-cell>
          <table:table-cell office:value-type="float" office:value="4" calcext:value-type="float">
            <text:p>4</text:p>
          </table:table-cell>
          <table:table-cell office:value-type="string" calcext:value-type="string">
            <text:p>The county of Mayo, except the part thereof which is comprised in the constituency of Galway West.</text:p>
          </table:table-cell>
        </table:table-row>
        <table:table-row table:style-name="ro1">
          <table:table-cell office:value-type="string" calcext:value-type="string">
            <text:p>Meath East </text:p>
          </table:table-cell>
          <table:table-cell office:value-type="float" office:value="86572" calcext:value-type="float">
            <text:p>86572</text:p>
          </table:table-cell>
          <table:table-cell office:value-type="float" office:value="3" calcext:value-type="float">
            <text:p>3</text:p>
          </table:table-cell>
          <table:table-cell office:value-type="string" calcext:value-type="string">
            <text:p>In the county of Meath the electoral divisions of: Drumcondra, Grangegeeth, Killary, in the former Rural District of Ardee No. 2; Culmullin, Donaghmore, Dunboyne, Dunshaughlin, Kilbrew, Killeen, Kilmore, Rathfeigh, Ratoath, Rodanstown, Skreen, in the former Rural District of Dunshaughlin; Ardagh, Carrickleck, Ceanannas Mór Rural, Cruicetown, Kilmainham, Maperath, Moybolgue, Moynalty, Newcastle, Newtown, Nobber, Posseckstown, Staholmog, Trohanny, in the former Rural District of Kells; Ardcath, Duleek, Mellifont, Stamullin, in the former Rural District of Meath; Ardmulchan, Castletown, Domhnach Phádraig, Kentstown, Painestown, Rathkenny, Slane, Stackallan, Tara, in the former Rural District of Navan; and the town of Kells.</text:p>
          </table:table-cell>
        </table:table-row>
        <table:table-row table:style-name="ro1">
          <table:table-cell office:value-type="string" calcext:value-type="string">
            <text:p>Meath West </text:p>
          </table:table-cell>
          <table:table-cell office:value-type="float" office:value="85550" calcext:value-type="float">
            <text:p>85550</text:p>
          </table:table-cell>
          <table:table-cell office:value-type="float" office:value="3" calcext:value-type="float">
            <text:p>3</text:p>
          </table:table-cell>
          <table:table-cell office:value-type="string" calcext:value-type="string">
            <text:p>The county of Meath, except the parts thereof which are comprised in the constituencies of Meath East and Louth, and the county of Westmeath, except the part thereof which is comprised in the constituency of Longford-Westmeath.</text:p>
          </table:table-cell>
        </table:table-row>
        <table:table-row table:style-name="ro1">
          <table:table-cell office:value-type="string" calcext:value-type="string">
            <text:p>Offaly </text:p>
          </table:table-cell>
          <table:table-cell office:value-type="float" office:value="87640" calcext:value-type="float">
            <text:p>87640</text:p>
          </table:table-cell>
          <table:table-cell office:value-type="float" office:value="3" calcext:value-type="float">
            <text:p>3</text:p>
          </table:table-cell>
          <table:table-cell office:value-type="string" calcext:value-type="string">
            <text:p>The county of Offaly; and in the county of North Tipperary the electoral divisions of: Aglishcloghane, Ballingarry, Ballylusky, Borrisokane, Carrig, Cloghjordan, Cloghprior, Clohaskin, Finnoe, Graigue, Kilbarron, Lorrha East, Lorrha West, Mertonhall, Rathcabban, Redwood, Riverstown, Terryglass, Uskane, in the former Rural District of Borrisokane; Ardcrony, Ballygibbon, Ballymackey, Knigh, Monsea, in the former Rural District of Nenagh.</text:p>
          </table:table-cell>
        </table:table-row>
        <table:table-row table:style-name="ro1">
          <table:table-cell office:value-type="string" calcext:value-type="string">
            <text:p>Roscommon–Galway </text:p>
          </table:table-cell>
          <table:table-cell office:value-type="float" office:value="84586" calcext:value-type="float">
            <text:p>84586</text:p>
          </table:table-cell>
          <table:table-cell office:value-type="float" office:value="3" calcext:value-type="float">
            <text:p>3</text:p>
          </table:table-cell>
          <table:table-cell office:value-type="string" calcext:value-type="string">
            <text:p>The county of Roscommon; and the county of Galway except the part thereof which is comprised in the constituencies of Galway East and Galway West.</text:p>
          </table:table-cell>
        </table:table-row>
        <table:table-row table:style-name="ro1">
          <table:table-cell office:value-type="string" calcext:value-type="string">
            <text:p>Sligo–Leitrim </text:p>
          </table:table-cell>
          <table:table-cell office:value-type="float" office:value="119153" calcext:value-type="float">
            <text:p>119153</text:p>
          </table:table-cell>
          <table:table-cell office:value-type="float" office:value="4" calcext:value-type="float">
            <text:p>4</text:p>
          </table:table-cell>
          <table:table-cell office:value-type="string" calcext:value-type="string">
            <text:p>The county of Sligo; and the county of Leitrim; and, in the county of Donegal, the electoral divisions of: Ballintra, Ballyshannon Rural, Bundoran Rural, Carrickboy, Cavangarden, Cliff, in the former Rural District of Ballyshannon; Ballintra in the former Rural District of Donegal; and the towns of Ballyshannon and Bundoran; and, in the county of Cavan, the electoral divisions of: Ballyconnell, Ballymagauran, Bawnboy, Benbrack, Bilberry, Carn, Diamond, Doogary, Kinawley, Lissanover, Pedara Vohers, Swanlinbar, Templeport, Tircahan, in the formerRural District of Bawnboy; Ardue, Arvagh, Ballintemple, Bruce Hall, Corr, Crossdoney, Drumcarban, Kilconny, Killashandra, Killykeen, Milltown, Springfield, in the former Rural District of Cavan; Derrylahan, Derrynananta, Dowra, Dunmakeever, Eskey, Killinagh, Teebane, Tuam, in the former Rural District of Enniskillen No. 2; Loughdawan, Scrabby, in the former Rural District of Mullaghoran.</text:p>
          </table:table-cell>
        </table:table-row>
        <table:table-row table:style-name="ro1">
          <table:table-cell office:value-type="string" calcext:value-type="string">
            <text:p>Tipperary </text:p>
          </table:table-cell>
          <table:table-cell office:value-type="float" office:value="147801" calcext:value-type="float">
            <text:p>147801</text:p>
          </table:table-cell>
          <table:table-cell office:value-type="float" office:value="5" calcext:value-type="float">
            <text:p>5</text:p>
          </table:table-cell>
          <table:table-cell office:value-type="string" calcext:value-type="string">
            <text:p>The county of South Tipperary; and the county of North Tipperary, except the part thereof which is comprised in the constituency of Offaly.</text:p>
          </table:table-cell>
        </table:table-row>
        <table:table-row table:style-name="ro1">
          <table:table-cell office:value-type="string" calcext:value-type="string">
            <text:p>Waterford </text:p>
          </table:table-cell>
          <table:table-cell office:value-type="float" office:value="113795" calcext:value-type="float">
            <text:p>113795</text:p>
          </table:table-cell>
          <table:table-cell office:value-type="float" office:value="4" calcext:value-type="float">
            <text:p>4</text:p>
          </table:table-cell>
          <table:table-cell office:value-type="string" calcext:value-type="string">
            <text:p>The city of Waterford; and the county of Waterford.</text:p>
          </table:table-cell>
        </table:table-row>
        <table:table-row table:style-name="ro1">
          <table:table-cell office:value-type="string" calcext:value-type="string">
            <text:p>Wexford </text:p>
          </table:table-cell>
          <table:table-cell office:value-type="float" office:value="145320" calcext:value-type="float">
            <text:p>145320</text:p>
          </table:table-cell>
          <table:table-cell office:value-type="float" office:value="5" calcext:value-type="float">
            <text:p>5</text:p>
          </table:table-cell>
          <table:table-cell office:value-type="string" calcext:value-type="string">
            <text:p>The county of Wexford.</text:p>
          </table:table-cell>
        </table:table-row>
        <table:table-row table:style-name="ro1">
          <table:table-cell office:value-type="string" calcext:value-type="string">
            <text:p>Wicklow </text:p>
          </table:table-cell>
          <table:table-cell office:value-type="float" office:value="141012" calcext:value-type="float">
            <text:p>141012</text:p>
          </table:table-cell>
          <table:table-cell office:value-type="float" office:value="5" calcext:value-type="float">
            <text:p>5</text:p>
          </table:table-cell>
          <table:table-cell office:value-type="string" calcext:value-type="string">
            <text:p>The county of Wicklow; and, in the county of Carlow, the electoral divisions of: Clonmore, Hacketstown, Haroldstown, Kineagh, Rahill, Rathvilly, Tiknock, Williamstown, in the former Rural District of Baltinglass No. 2.</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IE" style:font-name-asian="Segoe UI" style:language-asian="zh" style:country-asian="CN" style:font-name-complex="Tahoma" style:language-complex="hi" style:country-complex="IN"/>
    </style:default-style>
    <number:number-style style:name="N0">
      <number:number number:min-integer-digits="1"/>
    </number:number-style>
    <number:currency-style style:name="N111P0" style:volatile="true">
      <number:currency-symbol number:language="en" number:country="IE">€</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IE">€</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0T14:15:46.480000000</meta:creation-date>
    <dc:date>2016-03-10T14:18:31.562000000</dc:date>
    <meta:editing-duration>PT2M46S</meta:editing-duration>
    <meta:editing-cycles>1</meta:editing-cycles>
    <meta:document-statistic meta:table-count="1" meta:cell-count="164" meta:object-count="0"/>
    <meta:generator>LibreOffice/5.1.0.3$Windows_x86 LibreOffice_project/5e3e00a007d9b3b6efb6797a8b8e57b51ab1f737</meta:generator>
  </office:meta>
</office:document-meta>
</file>